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 style:family="paragraph" style:parent-style-name="Text_20_body" style:list-style-name="L1">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paragraph-properties fo:margin-left="1.27cm" fo:margin-right="0cm" fo:margin-top="0.106cm" fo:margin-bottom="0.106cm" style:contextual-spacing="false" fo:line-height="138%" fo:text-indent="0cm" style:auto-text-indent="false" style:writing-mode="lr-tb"/>
      <style:text-properties fo:font-variant="normal" fo:text-transform="none" fo:color="#ff0000" loext:opacity="1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list-style-name="L5">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list-style-name="L6">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list-style-name="L7">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106cm" fo:margin-bottom="0.106cm" style:contextual-spacing="false" fo:line-height="138%" fo:text-indent="1.27cm" style:auto-text-indent="false" style:writing-mode="lr-tb"/>
      <style:text-properties fo:font-variant="normal" fo:text-transform="none" fo:color="#ff0000" loext:opacity="1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list-style-name="L8">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style:list-style-name="L9">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list-style-name="L10">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106cm" fo:margin-bottom="0.106cm" style:contextual-spacing="false" fo:line-height="138%" fo:text-indent="0cm" style:auto-text-indent="false" style:writing-mode="lr-tb"/>
      <style:text-properties fo:font-variant="normal" fo:text-transform="none" fo:color="#ff0000" loext:opacity="1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list-style-name="L11">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style:paragraph-properties fo:margin-left="1.27cm" fo:margin-right="0cm" fo:margin-top="0.106cm" fo:margin-bottom="0.106cm" style:contextual-spacing="false" fo:line-height="138%" fo:text-indent="0cm" style:auto-text-indent="false" style:writing-mode="lr-tb"/>
      <style:text-properties fo:font-variant="normal" fo:text-transform="none" fo:color="#ff0000" loext:opacity="100%" style:text-line-through-style="none" style:text-line-through-type="none" style:text-underline-style="none" style:text-blinking="false" fo:background-color="transparent"/>
    </style:style>
    <style:style style:name="P17" style:family="paragraph" style:parent-style-name="Text_20_body" style:list-style-name="L12">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style:list-style-name="L13">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style:list-style-name="L14">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list-style-name="L15">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style:list-style-name="L16">
      <loext:graphic-properties draw:fill="none" draw:fill-color="#ffffff"/>
      <style:paragraph-properties fo:margin-left="0.423cm" fo:margin-right="0cm" fo:margin-top="0.106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variant="normal" fo:text-transform="none" fo:color="#ff0000" loext:opacity="100%" style:text-line-through-style="none" style:text-line-through-type="none" style:font-name="Arial" fo:font-size="12pt"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2b903ad-7fff-d0a2-146a-a592e83e7974"/><text:span text:style-name="T1">Fillout form Col</text:span><text:span text:style-name="T2">e</text:span><text:span text:style-name="T1">tons guy </text:span><text:span text:style-name="T2">Bruno Von-Necramundo</text:span></text:p>
      <text:list text:style-name="L1">
        <text:list-item>
          <text:p text:style-name="P2">Who are your parents and what is your familiarity with them.</text:p>
        </text:list-item>
      </text:list>
      <text:p text:style-name="P3">Solomon Von-Necramundo (father): an experienced businessman always looking to cut a deal, Bruno has a tensed relationship with his father as the black sheep of the family. Solomon constantly feels disappointed in his youngest sons inability to merge into the world of the families politics and business.</text:p>
      <text:p text:style-name="Text_20_body"/>
      <text:p text:style-name="P3">Hermes Von-Necramundo (mother): a busy noblewoman who spends most of her time dancing through the politics of capital city. A silver tongue and cunning wit make her an influential force. Bruno grew out of his mothers love when his younger sister was born, Hermes puts pressure on Bruno to marry into one of the other noble families in the city and Bruno likes to avoid the topic.</text:p>
      <text:list text:style-name="L2">
        <text:list-item>
          <text:p text:style-name="P4">Which of your parents is the head of the house.</text:p>
        </text:list-item>
      </text:list>
      <text:p text:style-name="P3">Solomon Von-Necramundo is the head of the house as his grandfather paved the way for the families business and alignment with the Empire and passed down his magical research.</text:p>
      <text:list text:style-name="L3">
        <text:list-item>
          <text:p text:style-name="P5">What family did the other parent come from.</text:p>
        </text:list-item>
      </text:list>
      <text:p text:style-name="P3">Hermes Von-Necramundo comes from the Hoenheim family, a devoted religious noble house from which she learned her clerical skills.</text:p>
      <text:list text:style-name="L4">
        <text:list-item>
          <text:p text:style-name="P6">What positions do your parents hold. At least 1 would hold a Minister title or equivalent. Though one can just be at home</text:p>
        </text:list-item>
      </text:list>
      <text:p text:style-name="P3">Something to do with a ministry of ritual practices or smth idk man its your setting.</text:p>
      <text:p text:style-name="P3">Solomon has day job in political office type gig, Hermes is kinda stay at home mom but gets a lot of social climbing done.</text:p>
      <text:list text:style-name="L5">
        <text:list-item>
          <text:p text:style-name="P7">any additional parent information</text:p>
        </text:list-item>
      </text:list>
      <text:p text:style-name="P3">Weird Addams family type love where they might kill eachother in the process of courting.</text:p>
      <text:list text:style-name="L6">
        <text:list-item>
          <text:p text:style-name="P8">Family Name.</text:p>
        </text:list-item>
      </text:list>
      <text:p text:style-name="P3">Von-Necramundo, stylized capital VN as family crest.</text:p>
      <text:list text:style-name="L7">
        <text:list-item>
          <text:p text:style-name="P9">additional family members of note, Aunts, uncles grandparents, elders etc.</text:p>
        </text:list-item>
      </text:list>
      <text:p text:style-name="P3"><text:soft-page-break/>Most family members should be trained in either magic or religion, you can pick whose who unless i say specifically.</text:p>
      <text:p text:style-name="Text_20_body"/>
      <text:p text:style-name="P10">Wacky aunt Crowley: wine aunt (married into family and husband (Solomons brother Germaine) died.</text:p>
      <text:p text:style-name="P10">Grandma Lizz (Elizabeth): old zombie ass lady, Solomons Mother.</text:p>
      <text:p text:style-name="Text_20_body"/>
      <text:list text:style-name="L8">
        <text:list-item>
          <text:p text:style-name="P11">How many older siblings do you have (min 2)</text:p>
        </text:list-item>
      </text:list>
      <text:p text:style-name="P3">4</text:p>
      <text:p text:style-name="P3">Giordano: Eldest son, set to take over after Solomon, pretty much a mirror of Solomon in every way, the perfect son.</text:p>
      <text:p text:style-name="P3">Dion: Second son, gloomy artist kid with infinite wealth to make infinite edgy semi shitty art.</text:p>
      <text:p text:style-name="P3">Betty Ann: Oldest sister, genuinely caring and loving goldenchild, out of place blonde in this fucked up goth family.</text:p>
      <text:p text:style-name="P3">Helena: slightly older sister, moody unsatisfiable go-getter, same drive to please parents as Bruno but successful, general rivalry with Bruno.</text:p>
      <text:list text:style-name="L9">
        <text:list-item>
          <text:p text:style-name="P12">how many younger siblings do you have (can be 0)</text:p>
        </text:list-item>
      </text:list>
      <text:p text:style-name="P3">1</text:p>
      <text:p text:style-name="P3">Emilia: demon baby sister.</text:p>
      <text:list text:style-name="L10">
        <text:list-item>
          <text:p text:style-name="P13">if you have any notable relations with anyone in your family.</text:p>
        </text:list-item>
      </text:list>
      <text:p text:style-name="P14">Betty Ann genuinely cares about Bruno and can very clearly see the path hes headed down and tries her best to be a good older sister and guide him, Bruno doesnt really listen and thinks shes just as weird as every other family member even if shes the “normal one”.</text:p>
      <text:p text:style-name="P14">Helena is only a year or two older than Bruno and seeks to overshadow him whenever possible, will not hesitate to lambast Bruno about his shortcomings. Out of all his family Bruno wishes to prove Helena wrong the most.</text:p>
      <text:list text:style-name="L11">
        <text:list-item>
          <text:p text:style-name="P15">Any hobbies outside of your duties to your house.</text:p>
        </text:list-item>
      </text:list>
      <text:p text:style-name="P3">Bruno shares interests with most of family, but is outshone by them almost all the time so he suppresses any hobbies he would have.</text:p>
      <text:p text:style-name="P16"><text:soft-page-break/> </text:p>
      <text:p text:style-name="P3">He enjoys drawing but his artist brother is better than he’ll ever be</text:p>
      <text:p text:style-name="P3">He does the family job well but is there any reason when Girodano does it perfectly.</text:p>
      <text:list text:style-name="L12">
        <text:list-item>
          <text:p text:style-name="P17">any notable relations to anyone outside of your family</text:p>
        </text:list-item>
      </text:list>
      <text:p text:style-name="P3">Might want to make a general squad of unlikeable rich kids Bruno desperately wants to befriend.</text:p>
      <text:list text:style-name="L13">
        <text:list-item>
          <text:p text:style-name="P18">Any friends you would have.</text:p>
        </text:list-item>
      </text:list>
      <text:p text:style-name="P3">Fake ass friends with dumb names like Wiltwell or Maximillian or Bethany.</text:p>
      <text:list text:style-name="L14">
        <text:list-item>
          <text:p text:style-name="P19">The formal school/ university you would have went to. Generally you would be expected to attend one for something, your parents would have insisted, heavily. You could have completed it, dropped out, or still be in the process. Can also not have gone to one. There is a default, good university that nobles go to if you dont want to make one.</text:p>
        </text:list-item>
      </text:list>
      <text:p text:style-name="P3">Holy Institute of St Goss Horaa, completed courses but family wants Bruno to go back for the equivalent of phd or masters or whatever.</text:p>
      <text:list text:style-name="L15">
        <text:list-item>
          <text:p text:style-name="P20">Dont need an answer right away but you need a few starting ideas why you would be undertaking dangerous Adventuring/Mercenary work at the moment.</text:p>
        </text:list-item>
      </text:list>
      <text:p text:style-name="P3">Fullmetal Alchemist giant countrywide ritual circle, think about it.</text:p>
      <text:list text:style-name="L16">
        <text:list-item>
          <text:p text:style-name="P21">You would likely be an established noble with at least 4 generations likely closer to at least 7. You can be a newer noble tho. A vague family tree would be nice, I can make one for you if you want as well.</text:p>
        </text:list-item>
      </text:list>
      <text:p text:style-name="P22">Family tree incoming eventuall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8T19:01:21.245417700</meta:creation-date>
    <dc:date>2025-10-28T19:02:56.688675400</dc:date>
    <meta:editing-duration>PT1M36S</meta:editing-duration>
    <meta:editing-cycles>1</meta:editing-cycles>
    <meta:document-statistic meta:table-count="0" meta:image-count="0" meta:object-count="0" meta:page-count="3" meta:paragraph-count="46" meta:word-count="828" meta:character-count="4702" meta:non-whitespace-character-count="3934"/>
    <meta:generator>LibreOffice/25.2.5.2$Windows_X86_64 LibreOffice_project/03d19516eb2e1dd5d4ccd751a0d6f35f35e08022</meta:generator>
  </office:meta>
</office:document-meta>
</file>